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office:font-face-decls>
  <office:automatic-styles>
    <style:style style:name="P1" style:family="paragraph">
      <style:paragraph-properties fo:margin-left="0cm" fo:margin-right="0cm" fo:margin-top="0cm" fo:margin-bottom="0cm" fo:line-height="100%" fo:text-align="center" text:enable-numbering="false" fo:text-indent="0cm"/>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style>
    <style:style style:name="P5" style:family="paragraph">
      <style:paragraph-properties fo:margin-left="0cm" fo:margin-right="0cm" fo:margin-top="0cm" fo:margin-bottom="0cm" fo:line-height="100%" text:enable-numbering="false" fo:text-indent="0cm"/>
      <style:text-properties fo:color="#ffffff" style:text-outline="false" style:text-line-through-style="none" style:font-name="Arial"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 style:family="paragraph">
      <style:paragraph-properties fo:margin-left="0cm" fo:margin-right="0cm" fo:margin-top="0cm" fo:margin-bottom="0cm" fo:line-height="100%" text:enable-numbering="false" fo:text-indent="0cm"/>
      <style:text-properties fo:color="#ffffff"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2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3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8pt" fo:font-style="normal" fo:text-shadow="none" style:text-underline-style="solid" style:text-underline-width="auto" style:text-underline-color="font-color" fo:font-weight="bold"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style:paragraph-properties fo:margin-left="0cm" fo:margin-right="0cm" fo:margin-top="0cm" fo:margin-bottom="0cm" fo:line-height="100%" text:enable-numbering="false" fo:text-indent="0cm"/>
      <style:text-properties fo:color="#ffffff" style:text-outline="false" style:text-line-through-style="none" style:font-name="Arial"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fo:color="#ffffff" style:text-outline="false" style:text-line-through-style="none" style:font-name="Arial"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style:use-window-font-color="true" style:text-outline="false" style:text-line-through-style="none" style:font-name="Arial"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fo:color="#ffffff"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Arial" fo:font-size="13pt" fo:font-style="normal" fo:text-shadow="none" style:text-underline-style="solid" style:text-underline-width="auto" style:text-underline-color="font-color"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Arial" fo:font-size="13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Arial" fo:font-size="12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 fo:font-size="13pt" fo:font-style="normal" fo:text-shadow="none" style:text-underline-style="solid" style:text-underline-width="auto" style:text-underline-color="font-color" fo:font-weight="bold"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9" style:family="text">
      <style:text-properties style:use-window-font-color="true" style:text-outline="false" style:text-line-through-style="none" style:font-name="Arial" fo:font-size="13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Arial" fo:font-size="18pt" fo:font-style="normal" fo:text-shadow="none" style:text-underline-style="solid" style:text-underline-width="auto" style:text-underline-color="font-color" fo:font-weight="bold"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2" style:family="text">
      <style:text-properties fo:color="#ffffff" style:text-outline="false" style:text-line-through-style="none" style:font-name="Arial"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101cm" svg:stroke-color="#000000" draw:marker-start="" draw:marker-start-width="0.349cm" draw:marker-start-center="false" draw:marker-end="" draw:marker-end-width="0.349cm" draw:marker-end-center="false" draw:fill="solid" draw:fill-color="#c0c0c0" draw:textarea-vertical-align="middle" draw:auto-grow-height="false" fo:min-height="0.75cm" fo:min-width="0.499cm" fo:padding-top="0.175cm" fo:padding-bottom="0.175cm" fo:padding-left="0.3cm" fo:padding-right="0.3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517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5cm" fo:min-width="5.21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7"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8" style:family="graphic">
      <style:graphic-properties draw:stroke="solid" svg:stroke-width="0.101cm" svg:stroke-color="#ffffff" draw:marker-start="" draw:marker-start-width="0.349cm" draw:marker-start-center="false" draw:marker-end="" draw:marker-end-width="0.349cm" draw:marker-end-center="false" draw:fill="solid" draw:fill-color="#99284c"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2.73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2cm" fo:min-width="3.494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3.03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101cm" svg:stroke-color="#008000" draw:marker-start="" draw:marker-start-width="0.349cm" draw:marker-start-center="false" draw:marker-end="" draw:marker-end-width="0.349cm" draw:marker-end-center="false" draw:fill="solid" draw:fill-color="#94bd5e"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2cm" fo:min-width="3.298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8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8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cc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2cm" fo:min-width="3.49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986cm" fo:min-width="2.54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5cm" fo:min-width="5.01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80008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8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b8ff" draw:marker-start="" draw:marker-start-width="0.3cm" draw:marker-start-center="false" draw:marker-end="Arrow"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280099"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101cm" svg:stroke-color="#800080" draw:marker-start="" draw:marker-start-width="0.349cm" draw:marker-start-center="false" draw:marker-end="" draw:marker-end-width="0.349cm" draw:marker-end-center="false" draw:fill="solid" draw:fill-color="#9966cc"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101cm" svg:stroke-color="#800080" draw:marker-start="" draw:marker-start-width="0.349cm" draw:marker-start-center="false" draw:marker-end="" draw:marker-end-width="0.349cm" draw:marker-end-center="false" draw:fill="solid" draw:fill-color="#9966cc"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280099"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986cm" fo:min-width="2.545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808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808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808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8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5cm" fo:min-width="1.778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5cm" fo:min-width="1.78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dcff"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280099"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9.308cm" fo:min-width="8.811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80008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1" svg:stroke-width="0.101cm" svg:stroke-color="#000080" draw:marker-start="" draw:marker-start-width="0.349cm" draw:marker-start-center="false" draw:marker-end="" draw:marker-end-width="0.349cm" draw:marker-end-center="false" draw:fill="solid" draw:fill-color="#99ccff" draw:fill-gradient-name="Gradient_20_7" draw:fill-hatch-name="Hatch_20_1" draw:fill-image-name="Bitmape_20_1"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5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2" draw:fill-image-name="Bitmape_20_1" draw:textarea-horizontal-align="left" draw:auto-grow-height="true" draw:auto-grow-width="true" fo:min-height="0.457cm" fo:min-width="3.473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3" svg:stroke-width="0.101cm" svg:stroke-color="#000080" draw:marker-start="" draw:marker-start-width="0.349cm" draw:marker-start-center="false" draw:marker-end="" draw:marker-end-width="0.349cm" draw:marker-end-center="false" draw:fill="solid" draw:fill-color="#99ccff" draw:fill-gradient-name="Gradient_20_7" draw:fill-hatch-name="Hatch_20_3" draw:fill-image-name="Bitmape_20_1"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52"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1" draw:textarea-horizontal-align="left" draw:auto-grow-height="true" draw:auto-grow-width="true" fo:min-height="0.457cm" fo:min-width="3.013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5" svg:stroke-width="0cm" svg:stroke-color="#ff0000" draw:marker-start="" draw:marker-start-width="0.3cm" draw:marker-start-center="false" draw:marker-end="Arrow" draw:marker-end-width="0.3cm" draw:marker-end-center="false" draw:fill="solid" draw:fill-color="#ff6633" draw:fill-gradient-name="Gradient_20_7" draw:fill-hatch-name="Hatch_20_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6" svg:stroke-width="0cm" svg:stroke-color="#ff0000" draw:marker-start="" draw:marker-start-width="0.3cm" draw:marker-start-center="false" draw:marker-end="Arrow" draw:marker-end-width="0.3cm" draw:marker-end-center="false" draw:fill="solid" draw:fill-color="#ff6633" draw:fill-gradient-name="Gradient_20_7" draw:fill-hatch-name="Hatch_20_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draw:stroke-dash="Dash_20_7" svg:stroke-width="0cm" svg:stroke-color="#000000" draw:marker-start="" draw:marker-start-width="0.3cm" draw:marker-start-center="false" draw:marker-end="" draw:marker-end-width="0.3cm" draw:marker-end-center="false" draw:fill="none" draw:fill-color="#ffffff" draw:fill-gradient-name="Gradient_20_7" draw:fill-hatch-name="Hatch_20_7" draw:fill-image-name="Bitmape_20_1" fo:min-height="4.45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8" svg:stroke-width="0.101cm" svg:stroke-color="#000000" draw:marker-start="" draw:marker-start-width="0.349cm" draw:marker-start-center="false" draw:marker-end="" draw:marker-end-width="0.349cm" draw:marker-end-center="false" draw:fill="solid" draw:fill-color="#c0c0c0" draw:fill-gradient-name="Gradient_20_7" draw:fill-hatch-name="Hatch_20_8" draw:fill-image-name="Bitmape_20_1" draw:textarea-vertical-align="middle" draw:auto-grow-height="false" fo:min-height="0.75cm" fo:min-width="0.499cm" fo:padding-top="0.175cm" fo:padding-bottom="0.175cm" fo:padding-left="0.3cm" fo:padding-right="0.3cm" draw:shadow="hidden" draw:shadow-offset-x="0.3cm" draw:shadow-offset-y="0.3cm" draw:shadow-color="#808080" style:run-through="foreground"/>
    </style:style>
    <style:style style:name="gr57" style:family="graphic">
      <style:graphic-properties draw:stroke="none" draw:stroke-dash="Dash_20_9"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fo:min-height="0.482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10" svg:stroke-width="0cm" svg:stroke-color="#ff0000" draw:marker-start="" draw:marker-start-width="0.3cm" draw:marker-start-center="false" draw:marker-end="Arrow" draw:marker-end-width="0.3cm" draw:marker-end-center="false" draw:fill="solid" draw:fill-color="#ff6633" draw:fill-gradient-name="Gradient_20_7" draw:fill-hatch-name="Hatch_20_1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11" svg:stroke-width="0cm" svg:stroke-color="#23ff23" draw:marker-start="" draw:marker-start-width="0.3cm" draw:marker-start-center="false" draw:marker-end="Arrow" draw:marker-end-width="0.3cm" draw:marker-end-center="false" draw:fill="solid" draw:fill-color="#ff6633" draw:fill-gradient-name="Gradient_20_7" draw:fill-hatch-name="Hatch_20_1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12" svg:stroke-width="0cm" svg:stroke-color="#23ff23" draw:marker-start="" draw:marker-start-width="0.3cm" draw:marker-start-center="false" draw:marker-end="Arrow" draw:marker-end-width="0.3cm" draw:marker-end-center="false" draw:fill="solid" draw:fill-color="#ff6633" draw:fill-gradient-name="Gradient_20_7" draw:fill-hatch-name="Hatch_20_1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draw:stroke-dash="Dash_20_13" svg:stroke-width="0cm" svg:stroke-color="#000000" draw:marker-start="" draw:marker-start-width="0.3cm" draw:marker-start-center="false" draw:marker-end="" draw:marker-end-width="0.3cm" draw:marker-end-center="false" draw:fill="none" draw:fill-color="#ffffff" draw:fill-gradient-name="Gradient_20_7" draw:fill-hatch-name="Hatch_20_13" draw:fill-image-name="Bitmape_20_1" fo:min-height="4.392cm" fo:padding-top="0.125cm" fo:padding-bottom="0.125cm" fo:padding-left="0.25cm" fo:padding-right="0.25cm" draw:shadow="hidden" draw:shadow-offset-x="0.3cm" draw:shadow-offset-y="0.3cm" draw:shadow-color="#808080" style:run-through="foreground"/>
    </style:style>
    <style:style style:name="gr62" style:family="graphic">
      <style:graphic-properties style:run-through="foreground" style:wrap="none" style:wrap-contour-mode="full" style:vertical-pos="from-top" style:vertical-rel="paragraph" style:horizontal-pos="from-left" style:horizontal-rel="paragraph"/>
    </style:style>
    <style:style style:name="gr63"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6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09cm" fo:min-width="3.586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09cm" fo:min-width="3.115cm"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ff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ff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6.488cm" fo:min-width="8.689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ffffff" fo:min-height="1.702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fo:min-height="1.702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ffffff" fo:min-height="5.523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7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2cm" fo:min-width="0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8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12cm" fo:min-width="2.545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ffffff" fo:min-height="7.297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fo:min-height="6.918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101cm" svg:stroke-color="#800080" draw:marker-start="" draw:marker-start-width="0.349cm" draw:marker-start-center="false" draw:marker-end="" draw:marker-end-width="0.349cm" draw:marker-end-center="false" draw:fill="solid" draw:fill-color="#9966cc"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8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82cm" fo:min-width="0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style:run-through="foreground" style:wrap="run-through" style:number-wrapped-paragraphs="no-limit" style:vertical-pos="from-top" style:vertical-rel="paragraph" style:horizontal-pos="from-left" style:horizontal-rel="paragraph"/>
    </style:style>
    <style:style style:name="gr90"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9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5cm" fo:min-width="0cm"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101cm" svg:stroke-color="#000080" draw:marker-start="" draw:marker-start-width="0.349cm" draw:marker-start-center="false" draw:marker-end="" draw:marker-end-width="0.349cm" draw:marker-end-center="false" draw:fill="solid" draw:fill-color="#99cc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9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5cm" fo:min-width="2.545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svg:stroke-width="0cm" svg:stroke-color="#00ff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6.368cm" fo:min-width="4.5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svg:stroke-width="0cm" svg:stroke-color="#00ff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svg:stroke-width="0cm" svg:stroke-color="#000000" draw:marker-start="" draw:marker-start-width="0.3cm" draw:marker-start-center="false" draw:marker-end="" draw:marker-end-width="0.3cm" draw:marker-end-center="false" draw:fill="none" draw:fill-color="#ffffff" fo:min-height="6.53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svg:stroke-width="0.101cm" svg:stroke-color="#800080" draw:marker-start="" draw:marker-start-width="0.349cm" draw:marker-start-center="false" draw:marker-end="" draw:marker-end-width="0.349cm" draw:marker-end-center="false" draw:fill="solid" draw:fill-color="#9966cc"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foreground"/>
    </style:style>
    <style:style style:name="gr10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79cm" fo:min-width="0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custom-shape draw:style-name="gr2" draw:text-style-name="P2" svg:width="5.996cm" svg:height="3.599cm" svg:x="-1.072cm" svg:y="14.61cm"><text:p text:style-name="P1"><text:span text:style-name="T1">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frame draw:style-name="gr3" draw:text-style-name="P3" svg:width="0.004cm" svg:height="0.782cm" svg:x="2.616cm" svg:y="16.61cm"><draw:text-box><text:p/></draw:text-box></draw:frame><draw:rect draw:style-name="gr4" draw:text-style-name="P2" svg:width="7.381cm" svg:height="13.202cm" svg:x="-1.998cm" svg:y="1.005cm"><text:p/></draw:rect><draw:frame draw:style-name="gr5" draw:text-style-name="P3" svg:width="5.714cm" svg:height="0.994cm" svg:x="-0.206cm" svg:y="0.236cm"><draw:text-box><text:p text:style-name="P4"><text:span text:style-name="T1">Poste client <text:s/>A</text:span></text:p></draw:text-box></draw:frame><draw:custom-shape draw:style-name="gr6" draw:text-style-name="P2" svg:width="2.768cm" svg:height="2.401cm" svg:x="-1.539cm" svg:y="4.6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 svg:width="2.768cm" svg:height="2.4cm" svg:x="2.156cm" svg:y="5.80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2" svg:width="2.768cm" svg:height="2.4cm" svg:x="-1.539cm" svg:y="1.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5" svg:width="3.236cm" svg:height="0.756cm" svg:x="-1.539cm" svg:y="2.208cm"><draw:text-box><text:p text:style-name="P4"><text:span text:style-name="T2"><text:s/></text:span><text:span text:style-name="T2">Navigateur</text:span></text:p></draw:text-box></draw:frame><draw:frame draw:style-name="gr10" draw:text-style-name="P6" svg:width="3.996cm" svg:height="0.756cm" svg:x="-1.735cm" svg:y="5.408cm"><draw:text-box><text:p text:style-name="P4"><text:span text:style-name="T3"><text:s/></text:span><text:span text:style-name="T3">Serveur HTTP</text:span></text:p></draw:text-box></draw:frame><draw:frame draw:style-name="gr11" draw:text-style-name="P6" svg:width="3.536cm" svg:height="0.756cm" svg:x="2.156cm" svg:y="6.607cm"><draw:text-box><text:p text:style-name="P4"><text:span text:style-name="T3"><text:s/></text:span><text:span text:style-name="T3">Client HTTP</text:span></text:p></draw:text-box></draw:frame><draw:rect draw:style-name="gr12" draw:text-style-name="P2" svg:width="2.768cm" svg:height="2.003cm" svg:x="2.156cm" svg:y="3.005cm"><text:p/></draw:rect><draw:frame draw:style-name="gr13" draw:text-style-name="P5" svg:width="3.8cm" svg:height="0.756cm" svg:x="2.156cm" svg:y="3.628cm"><draw:text-box><text:p text:style-name="P4"><text:span text:style-name="T2">Interface Web</text:span></text:p></draw:text-box></draw:frame><draw:line draw:style-name="gr14" draw:text-style-name="P2" svg:x1="1.228cm" svg:y1="2.607cm" svg:x2="2.156cm" svg:y2="3.006cm"><text:p/></draw:line><draw:line draw:style-name="gr15" draw:text-style-name="P2" svg:x1="1.228cm" svg:y1="5.808cm" svg:x2="2.156cm" svg:y2="5.007cm"><text:p/></draw:line><draw:line draw:style-name="gr16" draw:text-style-name="P2" svg:x1="2.616cm" svg:y1="5.007cm" svg:x2="1.228cm" svg:y2="6.206cm"><text:p/></draw:line><draw:rect draw:style-name="gr17" draw:text-style-name="P2" svg:width="7.383cm" svg:height="13.202cm" svg:x="9.074cm" svg:y="1.005cm"><text:p/></draw:rect><draw:custom-shape draw:style-name="gr18" draw:text-style-name="P2" svg:width="2.768cm" svg:height="2.401cm" svg:x="9.538cm" svg:y="4.6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6" svg:width="3.998cm" svg:height="0.756cm" svg:x="9.337cm" svg:y="5.408cm"><draw:text-box><text:p text:style-name="P4"><text:span text:style-name="T3"><text:s/></text:span><text:span text:style-name="T3">Serveur HTTP</text:span></text:p></draw:text-box></draw:frame><draw:custom-shape draw:style-name="gr20" draw:text-style-name="P2" svg:width="2.768cm" svg:height="2.403cm" svg:x="-1.539cm" svg:y="8.2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6" svg:width="3.689cm" svg:height="1.237cm" svg:x="-1.998cm" svg:y="9.006cm"><draw:text-box><text:p text:style-name="P4"><text:span text:style-name="T3"><text:s text:c="3"/></text:span><text:span text:style-name="T3">Modules de tris</text:span></text:p></draw:text-box></draw:frame><draw:line draw:style-name="gr22" draw:text-style-name="P2" svg:x1="1.228cm" svg:y1="6.607cm" svg:x2="2.156cm" svg:y2="7.007cm"><text:p/></draw:line><draw:frame draw:style-name="gr23" draw:text-style-name="P3" svg:width="5.518cm" svg:height="0.994cm" svg:x="10.924cm" svg:y="0.236cm"><draw:text-box><text:p text:style-name="P4"><text:span text:style-name="T1">Poste client B</text:span></text:p></draw:text-box></draw:frame><draw:line draw:style-name="gr24" draw:text-style-name="P2" svg:x1="4.924cm" svg:y1="6.607cm" svg:x2="9.538cm" svg:y2="5.408cm"><text:p/></draw:line><draw:line draw:style-name="gr25" draw:text-style-name="P2" svg:x1="9.538cm" svg:y1="5.808cm" svg:x2="4.924cm" svg:y2="7.007cm"><text:p/></draw:line><draw:line draw:style-name="gr26" draw:text-style-name="P2" svg:x1="4.003cm" svg:y1="8.207cm" svg:x2="4.003cm" svg:y2="15.411cm"><text:p/></draw:line><draw:line draw:style-name="gr27" draw:text-style-name="P2" svg:x1="3.539cm" svg:y1="15.009cm" svg:x2="3.539cm" svg:y2="8.207cm"><text:p/></draw:line><draw:line draw:style-name="gr28" draw:text-style-name="P2" svg:x1="2.156cm" svg:y1="7.408cm" svg:x2="0.771cm" svg:y2="8.207cm"><text:p/></draw:line><draw:custom-shape draw:style-name="gr29" draw:text-style-name="P2" svg:width="2.768cm" svg:height="2.003cm" svg:x="-1.539cm" svg:y="11.80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0" draw:text-style-name="P2" svg:width="2.768cm" svg:height="2.003cm" svg:x="9.538cm" svg:y="11.80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1" draw:text-style-name="P2" svg:x1="11.383cm" svg:y1="7.008cm" svg:x2="11.383cm" svg:y2="8.207cm"><text:p/></draw:line><draw:line draw:style-name="gr32" draw:text-style-name="P2" svg:x1="10.924cm" svg:y1="8.207cm" svg:x2="10.924cm" svg:y2="7.008cm"><text:p/></draw:line><draw:custom-shape draw:style-name="gr33" draw:text-style-name="P2" svg:width="2.768cm" svg:height="2.403cm" svg:x="9.538cm" svg:y="8.2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4" draw:text-style-name="P6" svg:width="3.694cm" svg:height="1.237cm" svg:x="9.074cm" svg:y="9.006cm"><draw:text-box><text:p text:style-name="P4"><text:span text:style-name="T3"><text:s text:c="3"/></text:span><text:span text:style-name="T3">Modules de tris</text:span></text:p></draw:text-box></draw:frame><draw:line draw:style-name="gr35" draw:text-style-name="P2" svg:x1="-0.153cm" svg:y1="10.609cm" svg:x2="-0.153cm" svg:y2="11.807cm"><text:p/></draw:line><draw:line draw:style-name="gr36" draw:text-style-name="P2" svg:x1="10.924cm" svg:y1="10.609cm" svg:x2="10.924cm" svg:y2="11.807cm"><text:p/></draw:line><draw:line draw:style-name="gr37" draw:text-style-name="P2" svg:x1="8.15cm" svg:y1="19.409cm" svg:x2="9.538cm" svg:y2="19.409cm"><text:p/></draw:line><draw:line draw:style-name="gr38" draw:text-style-name="P2" svg:x1="8.15cm" svg:y1="16.21cm" svg:x2="9.538cm" svg:y2="16.21cm"><text:p/></draw:line><draw:line draw:style-name="gr39" draw:text-style-name="P2" svg:x1="8.15cm" svg:y1="17.011cm" svg:x2="9.538cm" svg:y2="17.011cm"><text:p/></draw:line><draw:line draw:style-name="gr40" draw:text-style-name="P2" svg:x1="-0.153cm" svg:y1="8.207cm" svg:x2="-0.153cm" svg:y2="7.008cm"><text:p/></draw:line><draw:line draw:style-name="gr41" draw:text-style-name="P2" svg:x1="8.15cm" svg:y1="20.209cm" svg:x2="9.538cm" svg:y2="20.209cm"><text:p/></draw:line><draw:line draw:style-name="gr42" draw:text-style-name="P2" svg:x1="1.228cm" svg:y1="5.408cm" svg:x2="2.156cm" svg:y2="4.607cm"><text:p/></draw:line><draw:frame draw:style-name="gr43" draw:text-style-name="P7" svg:width="2.28cm" svg:height="0.994cm" svg:x="-1.072cm" svg:y="12.608cm"><draw:text-box><text:p text:style-name="P4"><text:span text:style-name="T4">BDD</text:span></text:p></draw:text-box></draw:frame><draw:frame draw:style-name="gr44" draw:text-style-name="P7" svg:width="2.281cm" svg:height="0.994cm" svg:x="9.995cm" svg:y="12.608cm"><draw:text-box><text:p text:style-name="P4"><text:span text:style-name="T4">BDD</text:span></text:p></draw:text-box></draw:frame><draw:line draw:style-name="gr45" draw:text-style-name="P2" svg:x1="8.15cm" svg:y1="17.808cm" svg:x2="9.538cm" svg:y2="17.808cm"><text:p/></draw:line><draw:line draw:style-name="gr46" draw:text-style-name="P2" svg:x1="8.15cm" svg:y1="18.609cm" svg:x2="9.538cm" svg:y2="18.609cm"><text:p/></draw:line><draw:frame draw:style-name="gr47" draw:text-style-name="P6" svg:width="9.312cm" svg:height="9.725cm" svg:x="9.686cm" svg:y="15.009cm"><draw:text-box><text:p text:style-name="P4"><text:span text:style-name="T5">Légende :</text:span></text:p><text:p text:style-name="P4"><text:span text:style-name="T6"/></text:p><text:p text:style-name="P4"><text:span text:style-name="T6">Connexion avec un agent</text:span></text:p><text:p text:style-name="P4"><text:span text:style-name="T6"/></text:p><text:p text:style-name="P4"><text:span text:style-name="T6">Mots-clés </text:span></text:p><text:p text:style-name="P4"><text:span text:style-name="T6"/></text:p><text:p text:style-name="P4"><text:span text:style-name="T6">Résultats de recherche sur Internet</text:span></text:p><text:p text:style-name="P4"><text:span text:style-name="T6"/></text:p><text:p text:style-name="P4"><text:span text:style-name="T6">Résultats de recherche inter-agents</text:span></text:p><text:p text:style-name="P4"><text:span text:style-name="T6"/></text:p><text:p text:style-name="P4"><text:span text:style-name="T6">Interaction avec la base de données</text:span></text:p><text:p text:style-name="P4"><text:span text:style-name="T6"/></text:p><text:p text:style-name="P4"><text:span text:style-name="T6">Résultat de recherche trié</text:span></text:p><text:p text:style-name="P4"><text:span text:style-name="T6"/></text:p><text:p text:style-name="P4"><text:span text:style-name="T6">Mots-clés et résultats renvoyés par</text:span></text:p><text:p text:style-name="P4"><text:span text:style-name="T6">le moteur de recherche</text:span></text:p><text:p text:style-name="P4"><text:span text:style-name="T3"/></text:p><text:p text:style-name="P4"><text:span text:style-name="T3"/></text:p></draw:text-box></draw:frame><draw:line draw:style-name="gr48" draw:text-style-name="P2" svg:x1="8.15cm" svg:y1="21.009cm" svg:x2="9.538cm" svg:y2="21.009cm"><text:p/></draw:line></draw:g></text:p>
      <text:p text:style-name="Standard"><draw:g text:anchor-type="paragraph" draw:z-index="1" draw:style-name="gr1"><draw:custom-shape draw:style-name="gr49" draw:text-style-name="P8" svg:width="2.805cm" svg:height="1.867cm" svg:x="0.021cm" svg:y="-1.3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0" draw:text-style-name="P9" svg:width="3.975cm" svg:height="0.756cm" svg:x="-0.182cm" svg:y="-0.677cm"><draw:text-box><text:p text:style-name="P4"><text:span text:style-name="T7"><text:s/></text:span><text:span text:style-name="T7">Serveur HTTP</text:span></text:p></draw:text-box></draw:frame><draw:custom-shape draw:style-name="gr51" draw:text-style-name="P8" svg:width="2.804cm" svg:height="1.863cm" svg:x="6.893cm" svg:y="-1.2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2" draw:text-style-name="P9" svg:width="3.514cm" svg:height="0.756cm" svg:x="6.828cm" svg:y="-0.677cm"><draw:text-box><text:p text:style-name="P4"><text:span text:style-name="T7"><text:s/></text:span><text:span text:style-name="T7">Client HTTP</text:span></text:p></draw:text-box></draw:frame><draw:line draw:style-name="gr53" draw:text-style-name="P8" svg:x1="2.78cm" svg:y1="-0.381cm" svg:x2="6.883cm" svg:y2="-0.381cm"><text:p/></draw:line><draw:line draw:style-name="gr54" draw:text-style-name="P8" svg:x1="10.841cm" svg:y1="-0.966cm" svg:x2="12.289cm" svg:y2="-0.966cm"><text:p/></draw:line><draw:frame draw:style-name="gr55" draw:text-style-name="P10" svg:width="5.157cm" svg:height="4.702cm" svg:x="12.68cm" svg:y="-2.141cm"><draw:text-box><text:p text:style-name="P4"><text:span text:style-name="T8">Légende :</text:span></text:p><text:p text:style-name="P4"><text:span text:style-name="T9"/></text:p><text:p text:style-name="P4"><text:span text:style-name="T9">Requête saisie par l'utilisateur</text:span></text:p><text:p text:style-name="P4"><text:span text:style-name="T9">via le formulaire</text:span></text:p><text:p text:style-name="P4"><text:span text:style-name="T9"/></text:p><text:p text:style-name="P4"><text:span text:style-name="T9">Réponse du moteur de recherche a la requête</text:span></text:p></draw:text-box></draw:frame><draw:custom-shape draw:style-name="gr56" draw:text-style-name="P8" svg:width="6.077cm" svg:height="2.797cm" svg:x="4.468cm" svg:y="2.352cm"><text:p text:style-name="P1"><text:span text:style-name="T10">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frame draw:style-name="gr57" draw:text-style-name="P11" svg:width="0.003cm" svg:height="0.782cm" svg:x="8.209cm" svg:y="3.906cm"><draw:text-box><text:p/></draw:text-box></draw:frame><draw:line draw:style-name="gr58" draw:text-style-name="P8" svg:x1="8.824cm" svg:y1="0.655cm" svg:x2="8.824cm" svg:y2="2.324cm"><text:p/></draw:line><draw:line draw:style-name="gr59" draw:text-style-name="P8" svg:x1="7.801cm" svg:y1="2.392cm" svg:x2="7.801cm" svg:y2="0.655cm"><text:p/></draw:line><draw:line draw:style-name="gr60" draw:text-style-name="P8" svg:x1="10.909cm" svg:y1="-0.074cm" svg:x2="12.324cm" svg:y2="-0.072cm"><text:p/></draw:line><draw:frame draw:style-name="gr61" draw:text-style-name="P11" svg:width="16.856cm" svg:height="4.643cm" svg:x="0.522cm" svg:y="5.495cm"><draw:text-box><text:p text:style-name="P4"><text:span text:style-name="T10">Une fois la requête récupérée par le Serveur HTTP, celui-ci la transmet au client HTTP. Le client HTTP envoie la requête au moteur de recherche choisi par l'utilisateur (cela fera sûrement partie de la requête adressée par le serveur) et récupère la réponse de celui-ci</text:span></text:p></draw:text-box></draw:frame></draw:g></text:p>
      <text:p text:style-name="Standard"><draw:g text:anchor-type="char" draw:z-index="2" draw:style-name="gr62"><draw:custom-shape draw:style-name="gr63" draw:text-style-name="P8" svg:width="2.751cm" svg:height="2.408cm" svg:x="4.632cm" svg:y="1.8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4" draw:text-style-name="P9" svg:width="4.088cm" svg:height="0.86cm" svg:x="4.436cm" svg:y="2.782cm"><draw:text-box><text:p text:style-name="P4"><text:span text:style-name="T7"><text:s/></text:span><text:span text:style-name="T7">Serveur HTTP</text:span></text:p></draw:text-box></draw:frame><draw:custom-shape draw:style-name="gr65" draw:text-style-name="P8" svg:width="2.751cm" svg:height="2.412cm" svg:x="-1.97cm" svg:y="1.8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6" draw:text-style-name="P9" svg:width="3.617cm" svg:height="0.86cm" svg:x="-1.97cm" svg:y="2.621cm"><draw:text-box><text:p text:style-name="P4"><text:span text:style-name="T7"><text:s/></text:span><text:span text:style-name="T7">Client HTTP</text:span></text:p></draw:text-box></draw:frame><draw:line draw:style-name="gr67" draw:text-style-name="P8" svg:x1="0.755cm" svg:y1="2.536cm" svg:x2="4.6cm" svg:y2="2.536cm"><text:p/></draw:line><draw:line draw:style-name="gr68" draw:text-style-name="P8" svg:x1="0.755cm" svg:y1="2.536cm" svg:x2="4.6cm" svg:y2="2.536cm"><text:p/></draw:line><draw:line draw:style-name="gr69" draw:text-style-name="P8" svg:x1="4.567cm" svg:y1="3.388cm" svg:x2="0.861cm" svg:y2="3.388cm"><text:p/></draw:line><draw:line draw:style-name="gr70" draw:text-style-name="P8" svg:x1="8.029cm" svg:y1="2.203cm" svg:x2="9.516cm" svg:y2="2.203cm"><text:p/></draw:line><draw:line draw:style-name="gr71" draw:text-style-name="P8" svg:x1="8.061cm" svg:y1="3.783cm" svg:x2="9.553cm" svg:y2="3.783cm"><text:p/></draw:line><draw:frame draw:style-name="gr72" draw:text-style-name="P9" svg:width="9.191cm" svg:height="6.739cm" svg:x="9.557cm" svg:y="0.619cm"><draw:text-box><text:p text:style-name="P4"><text:span text:style-name="T8">Légende :</text:span></text:p><text:p text:style-name="P4"><text:span text:style-name="T9"/></text:p><text:p text:style-name="P4"><text:span text:style-name="T9">Requête de l'utilisateur et Réponse</text:span></text:p><text:p text:style-name="P4"><text:span text:style-name="T9">renvoyée par le moteur de</text:span></text:p><text:p text:style-name="P4"><text:span text:style-name="T9">recherche</text:span></text:p><text:p text:style-name="P4"><text:span text:style-name="T7"/></text:p><text:p text:style-name="P4"><text:span text:style-name="T7">Liste triée des réponses dans l'ordre</text:span></text:p><text:p text:style-name="P4"><text:span text:style-name="T7">influencé par les expériences du</text:span></text:p><text:p text:style-name="P4"><text:span text:style-name="T7">client B</text:span></text:p><text:p text:style-name="P4"><text:span text:style-name="T7"/></text:p><text:p text:style-name="P4"><text:span text:style-name="T7"/></text:p></draw:text-box></draw:frame><draw:frame draw:style-name="gr73" draw:text-style-name="P12" svg:width="3.013cm" svg:height="1.953cm" svg:x="-1.808cm" svg:y="0.619cm"><draw:text-box><text:p text:style-name="P4"><text:span text:style-name="T11">Agent A</text:span></text:p></draw:text-box></draw:frame><draw:frame draw:style-name="gr74" draw:text-style-name="P12" svg:width="3.01cm" svg:height="1.953cm" svg:x="4.567cm" svg:y="0.619cm"><draw:text-box><text:p text:style-name="P4"><text:span text:style-name="T11">Agent B</text:span></text:p></draw:text-box></draw:frame><draw:frame draw:style-name="gr75" draw:text-style-name="P11" svg:width="17.735cm" svg:height="5.774cm" svg:x="-1.776cm" svg:y="5.242cm"><draw:text-box><text:p text:style-name="P4"><text:span text:style-name="T10">L'agent A, via son client HTTP envoie aux autres agents la requête de l'utilisateur ainsi que la réponse du moteur de recherche, les autres agents reçoivent tout ceci via leur serveur HTTP, puis, après tri via leurs modules de tri, leur serveur HTTP renvoient les réponses triées</text:span></text:p></draw:text-box></draw:frame><draw:line draw:style-name="gr76" draw:text-style-name="P8" svg:x1="2.662cm" svg:y1="0.866cm" svg:x2="2.662cm" svg:y2="4.725cm"><text:p/></draw:line></draw:g></text:p>
      <text:p text:style-name="Standard"/>
      <text:p text:style-name="Standard"/>
      <text:p text:style-name="Standard"><draw:g text:anchor-type="paragraph" draw:z-index="3" draw:style-name="gr1"><draw:custom-shape draw:style-name="gr77" draw:text-style-name="P8" svg:width="3.001cm" svg:height="2.775cm" svg:x="0.381cm" svg:y="0.9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8" draw:text-style-name="P9" svg:width="3.204cm" svg:height="0.863cm" svg:x="0.166cm" svg:y="1.849cm"><draw:text-box><text:p text:style-name="P4"><text:span text:style-name="T7"><text:s/></text:span><text:span text:style-name="T7">Serveur HTTP</text:span></text:p></draw:text-box></draw:frame><draw:custom-shape draw:style-name="gr79" draw:text-style-name="P8" svg:width="3.001cm" svg:height="2.775cm" svg:x="7.5cm" svg:y="0.92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0" draw:text-style-name="P9" svg:width="4cm" svg:height="0.863cm" svg:x="7.001cm" svg:y="1.849cm"><draw:text-box><text:p text:style-name="P4"><text:span text:style-name="T7"><text:s text:c="3"/></text:span><text:span text:style-name="T7">Modules de tris</text:span></text:p></draw:text-box></draw:frame><draw:line draw:style-name="gr81" draw:text-style-name="P8" svg:x1="7.501cm" svg:y1="2.312cm" svg:x2="3.5cm" svg:y2="2.312cm"><text:p/></draw:line><draw:frame draw:style-name="gr82" draw:text-style-name="P10" svg:width="6.375cm" svg:height="7.548cm" svg:x="13.501cm" svg:y="0cm"><draw:text-box><text:p text:style-name="P4"><text:span text:style-name="T8">Légende :</text:span></text:p><text:p text:style-name="P4"><text:span text:style-name="T9"/></text:p><text:p text:style-name="P4"><text:span text:style-name="T9">Liste de réponse triée en fonction de l'expérience locale et des réponses transmises par les autres agents</text:span></text:p><text:p text:style-name="P4"><text:span text:style-name="T9"/></text:p><text:p text:style-name="P4"><text:span text:style-name="T9"/></text:p><text:p text:style-name="P4"><text:span text:style-name="T9"/></text:p><text:p text:style-name="P4"><text:span text:style-name="T9">Alimentation de la base de données (réponse triée et requête de l'utilisateur)</text:span></text:p></draw:text-box></draw:frame><draw:line draw:style-name="gr83" draw:text-style-name="P8" svg:x1="11.501cm" svg:y1="2.312cm" svg:x2="13.501cm" svg:y2="2.312cm"><text:p/></draw:line><draw:frame draw:style-name="gr84" draw:text-style-name="P11" svg:width="19.501cm" svg:height="7.169cm" svg:x="0cm" svg:y="9.943cm"><draw:text-box><text:p text:style-name="P4"><text:span text:style-name="T10">Après avoir fait leurs tris (le tri sur la requête et le résultat ou le tri en fonction des réponses des autres agents, ou les 2), les modules de tris renvoient au serveur HTTP la réponse triée, le serveur construit ensuite une page HTML afin d'envoyer cette réponse à l'utilisateur</text:span></text:p></draw:text-box></draw:frame><draw:custom-shape draw:style-name="gr85" draw:text-style-name="P8" svg:width="3.001cm" svg:height="2.31cm" svg:x="7.999cm" svg:y="6.93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86" draw:text-style-name="P13" svg:width="1.828cm" svg:height="1.133cm" svg:x="8.5cm" svg:y="7.863cm"><draw:text-box><text:p text:style-name="P4"><text:span text:style-name="T12">BDD</text:span></text:p></draw:text-box></draw:frame><draw:line draw:style-name="gr87" draw:text-style-name="P8" svg:x1="8.999cm" svg:y1="3.701cm" svg:x2="8.999cm" svg:y2="6.94cm"><text:p/></draw:line><draw:line draw:style-name="gr88" draw:text-style-name="P8" svg:x1="11.501cm" svg:y1="5.089cm" svg:x2="13.501cm" svg:y2="5.089cm"><text:p/></draw:line></draw:g></text:p>
      <text:p text:style-name="Standard"/>
      <text:p text:style-name="Standard"><draw:g text:anchor-type="paragraph" draw:z-index="4" draw:style-name="gr89"><draw:custom-shape draw:style-name="gr90" draw:text-style-name="P8" svg:width="3.001cm" svg:height="2.807cm" svg:x="-0.002cm" svg:y="0.7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1" draw:text-style-name="P9" svg:width="2.834cm" svg:height="0.756cm" svg:x="-0.002cm" svg:y="1.639cm"><draw:text-box><text:p text:style-name="P4"><text:span text:style-name="T7"><text:s/></text:span><text:span text:style-name="T7">Client HTTP</text:span></text:p></draw:text-box></draw:frame><draw:custom-shape draw:style-name="gr92" draw:text-style-name="P8" svg:width="3.001cm" svg:height="2.807cm" svg:x="7.498cm" svg:y="0.70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3" draw:text-style-name="P9" svg:width="4.001cm" svg:height="0.756cm" svg:x="6.999cm" svg:y="1.639cm"><draw:text-box><text:p text:style-name="P4"><text:span text:style-name="T7"><text:s text:c="3"/></text:span><text:span text:style-name="T7">Modules de tris</text:span></text:p></draw:text-box></draw:frame><draw:line draw:style-name="gr94" draw:text-style-name="P8" svg:x1="2.999cm" svg:y1="1.639cm" svg:x2="7.499cm" svg:y2="1.639cm"><text:p/></draw:line><draw:line draw:style-name="gr95" draw:text-style-name="P8" svg:x1="2.999cm" svg:y1="2.573cm" svg:x2="7.499cm" svg:y2="2.573cm"><text:p/></draw:line><draw:frame draw:style-name="gr96" draw:text-style-name="P9" svg:width="5.744cm" svg:height="7.079cm" svg:x="13.499cm" svg:y="-0.554cm"><draw:text-box><text:p text:style-name="P4"><text:span text:style-name="T8">Légende :</text:span></text:p><text:p text:style-name="P4"><text:span text:style-name="T9"/></text:p><text:p text:style-name="P4"><text:span text:style-name="T7">Réponse du moteur de</text:span></text:p><text:p text:style-name="P4"><text:span text:style-name="T9">recherche et requête</text:span></text:p><text:p text:style-name="P4"><text:span text:style-name="T9"/></text:p><text:p text:style-name="P4"><text:span text:style-name="T9">listes des réponses du</text:span></text:p><text:p text:style-name="P4"><text:span text:style-name="T9">moteur de recherche triées</text:span></text:p><text:p text:style-name="P4"><text:span text:style-name="T9"><text:s/></text:span><text:span text:style-name="T9">par les autres agents</text:span></text:p><text:p text:style-name="P4"><text:span text:style-name="T9"/></text:p><text:p text:style-name="P4"><text:span text:style-name="T9">Alimentation de la Base de</text:span></text:p><text:p text:style-name="P4"><text:span text:style-name="T9">Données (réponse du</text:span></text:p><text:p text:style-name="P4"><text:span text:style-name="T9">moteur de recherche)</text:span></text:p><text:p text:style-name="P4"><text:span text:style-name="T7"/></text:p></draw:text-box></draw:frame><draw:line draw:style-name="gr97" draw:text-style-name="P8" svg:x1="11cm" svg:y1="0.702cm" svg:x2="13.499cm" svg:y2="0.702cm"><text:p/></draw:line><draw:line draw:style-name="gr98" draw:text-style-name="P8" svg:x1="11cm" svg:y1="2.573cm" svg:x2="13.499cm" svg:y2="2.573cm"><text:p/></draw:line><draw:frame draw:style-name="gr99" draw:text-style-name="P11" svg:width="19.501cm" svg:height="6.781cm" svg:x="-0.501cm" svg:y="9.819cm"><draw:text-box><text:p text:style-name="P4"><text:span text:style-name="T10">Le client HTTP envoie aux modules de tris la réponse du moteur de recherche a la requête ainsi que la requête afin que ceux-ci puissent démarrer le tri local puis, après récupération des listes triées des réponses par les autres agents, le client HTTP les envoie aux modules de tri pour qu'ils puissent intégrer ces réponses au tri a renvoyer à l'utilisateur</text:span></text:p></draw:text-box></draw:frame><draw:custom-shape draw:style-name="gr100" draw:text-style-name="P8" svg:width="3.001cm" svg:height="2.338cm" svg:x="-0.002cm" svg:y="6.78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101" draw:text-style-name="P13" svg:width="1.828cm" svg:height="0.994cm" svg:x="0.499cm" svg:y="7.715cm"><draw:text-box><text:p text:style-name="P4"><text:span text:style-name="T12">BDD</text:span></text:p></draw:text-box></draw:frame><draw:line draw:style-name="gr102" draw:text-style-name="P8" svg:x1="1.499cm" svg:y1="3.508cm" svg:x2="1.499cm" svg:y2="6.78cm"><text:p/></draw:line><draw:line draw:style-name="gr103" draw:text-style-name="P8" svg:x1="11cm" svg:y1="4.443cm" svg:x2="13.499cm" svg:y2="4.443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3-14T21:00:44</meta:creation-date>
    <dc:creator>Pierre Ramos</dc:creator>
    <dc:date>2006-03-14T21:15:32</dc:date>
    <meta:editing-cycles>2</meta:editing-cycles>
    <meta:editing-duration>PT14M48S</meta:editing-duration>
    <meta:user-defined meta:name="Info 1"/>
    <meta:user-defined meta:name="Info 2"/>
    <meta:user-defined meta:name="Info 3"/>
    <meta:user-defined meta:name="Info 4"/>
    <meta:document-statistic meta:table-count="0" meta:image-count="0" meta:object-count="0" meta:page-count="4" meta:paragraph-count="0" meta:word-count="0" meta:character-count="0"/>
  </office:meta>
</office:document-meta>
</file>